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unito Sans" svg:font-family="Nunito Sans" style:font-family-generic="system" style:font-pitch="variable" svg:panose-1="0 0 5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Nunito Sans"/>
      </text:list-level-style-bullet>
      <text:list-level-style-bullet text:level="2" text:style-name="WW_CharLFO1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style:font-name="Nunito Sans"/>
    </style:style>
    <style:style style:name="P2" style:parent-style-name="Standard" style:family="paragraph">
      <style:paragraph-properties fo:margin-top="0.0694in" fo:margin-bottom="0.0694in" fo:line-height="100%" fo:margin-left="0.1972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4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5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6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7" style:parent-style-name="Standard" style:family="paragraph">
      <style:paragraph-properties fo:margin-bottom="0in" fo:line-height="100%"/>
      <style:text-properties style:font-name="Nunito Sans" style:font-name-asian="Times New Roman" style:language-asian="de" style:country-asian="DE"/>
    </style:style>
    <style:style style:name="P8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9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0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1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2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3" style:parent-style-name="Standard" style:family="paragraph">
      <style:paragraph-properties fo:margin-bottom="0in" fo:line-height="100%"/>
      <style:text-properties style:font-name="Nunito Sans" style:font-name-asian="Times New Roman" style:language-asian="de" style:country-asian="DE"/>
    </style:style>
    <style:style style:name="P14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15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6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7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8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19" style:parent-style-name="Standard" style:family="paragraph">
      <style:paragraph-properties fo:margin-bottom="0in" fo:line-height="100%"/>
      <style:text-properties style:font-name="Nunito Sans" style:font-name-asian="Times New Roman" style:language-asian="de" style:country-asian="DE"/>
    </style:style>
    <style:style style:name="P20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21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2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4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5" style:parent-style-name="Standard" style:family="paragraph">
      <style:paragraph-properties fo:margin-bottom="0in" fo:line-height="100%"/>
      <style:text-properties style:font-name="Nunito Sans" style:font-name-asian="Times New Roman" style:language-asian="de" style:country-asian="DE"/>
    </style:style>
    <style:style style:name="P26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27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8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29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0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1" style:parent-style-name="Standard" style:family="paragraph">
      <style:paragraph-properties fo:margin-bottom="0in" fo:line-height="100%"/>
      <style:text-properties style:font-name="Nunito Sans" style:font-name-asian="Times New Roman" style:language-asian="de" style:country-asian="DE"/>
    </style:style>
    <style:style style:name="P32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/>
    </style:style>
    <style:style style:name="P3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4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5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  <style:style style:name="P36" style:parent-style-name="Listenabsatz" style:family="paragraph">
      <style:paragraph-properties fo:margin-top="0.0694in" fo:margin-bottom="0.0694in" fo:line-height="100%"/>
    </style:style>
    <style:style style:name="T37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T38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  <style:style style:name="T39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</office:automatic-styles>
  <office:body>
    <office:text text:use-soft-page-breaks="true">
      <text:h text:style-name="P1" text:outline-level="1">Back und Archiving - Quiz</text:h>
      <text:list text:style-name="LFO1">
        <text:list-item text:start-value="1">
          <text:p text:style-name="P2">What are some risks that can lead to data loss?</text:p>
        </text:list-item>
      </text:list>
      <text:list text:style-name="LFO13" text:continue-numbering="true">
        <text:list-item>
          <text:p text:style-name="P3">Technical defects, catastrophes, theft, oblivion (A)</text:p>
        </text:list-item>
        <text:list-item>
          <text:p text:style-name="P4">Software updates, power outages, human error and viruses (G)<text:s/></text:p>
        </text:list-item>
        <text:list-item>
          <text:p text:style-name="P5">Natural disasters, software<text:s/>malfunctions, hardware upgrades (E)</text:p>
        </text:list-item>
        <text:list-item>
          <text:p text:style-name="P6">Data corruption, cyber attacks, accidental deletion, system crashes (M)</text:p>
        </text:list-item>
      </text:list>
      <text:p text:style-name="P7"> </text:p>
      <text:list text:style-name="LFO3">
        <text:list-item text:start-value="2">
          <text:p text:style-name="P8">Which of the following is NOT a atretegy for data protection?</text:p>
        </text:list-item>
      </text:list>
      <text:list text:style-name="LFO13" text:continue-numbering="true">
        <text:list-item>
          <text:p text:style-name="P9">Storage on university servers with automatic regular backup. (B)</text:p>
        </text:list-item>
        <text:list-item>
          <text:p text:style-name="P10">Backup of important files in at least three copies on spatially separated storage media. (D)</text:p>
        </text:list-item>
        <text:list-item>
          <text:p text:style-name="P11">Regularly backing up data and testing data recovery (K)</text:p>
        </text:list-item>
        <text:list-item>
          <text:p text:style-name="P12">deleting unnecessary files to save storage space (E)</text:p>
        </text:list-item>
      </text:list>
      <text:p text:style-name="P13"/>
      <text:list text:style-name="LFO5">
        <text:list-item text:start-value="3">
          <text:p text:style-name="P14">What are some physical protection measures for data?<text:s/></text:p>
        </text:list-item>
      </text:list>
      <text:list text:style-name="LFO13" text:continue-numbering="true">
        <text:list-item>
          <text:p text:style-name="P15">FileVault, Bitlocker, dm-crypt (T)</text:p>
        </text:list-item>
        <text:list-item>
          <text:p text:style-name="P16">Password protection, two-factor authentication, role assignment (I)</text:p>
        </text:list-item>
        <text:list-item>
          <text:p text:style-name="P17">Lockable rooms, safes, data trustees (N)</text:p>
        </text:list-item>
        <text:list-item>
          <text:p text:style-name="P18">Regular data backups, firewall protection, antivirus software (U)</text:p>
        </text:list-item>
      </text:list>
      <text:p text:style-name="P19"/>
      <text:list text:style-name="LFO7">
        <text:list-item text:start-value="4">
          <text:p text:style-name="P20">Why is secure data handling important?</text:p>
        </text:list-item>
      </text:list>
      <text:list text:style-name="LFO13" text:continue-numbering="true">
        <text:list-item>
          <text:p text:style-name="P21">To<text:s/>prevent accidental data deletion (T)</text:p>
        </text:list-item>
        <text:list-item>
          <text:p text:style-name="P22">To protect against data theft and misuse (P)</text:p>
        </text:list-item>
        <text:list-item>
          <text:p text:style-name="P23">To increase data storage capacity (W)</text:p>
        </text:list-item>
        <text:list-item>
          <text:p text:style-name="P24">To improve system performance and speed (A)</text:p>
        </text:list-item>
      </text:list>
      <text:p text:style-name="P25"/>
      <text:list text:style-name="LFO9">
        <text:list-item text:start-value="5">
          <text:p text:style-name="P26">What is the recommended strategy for backup?</text:p>
        </text:list-item>
      </text:list>
      <text:list text:style-name="LFO13" text:continue-numbering="true">
        <text:list-item>
          <text:p text:style-name="P27">At least two copies of a file on two different media, one of which is decentralized (W)</text:p>
        </text:list-item>
        <text:list-item>
          <text:p text:style-name="P28">At least three copies of a file on three different media, one of which is decentralized (C)</text:p>
        </text:list-item>
        <text:list-item>
          <text:p text:style-name="P29">At least three copies of a file on two different media, one of which is decentralized (L)</text:p>
        </text:list-item>
        <text:list-item>
          <text:p text:style-name="P30"><text:s/>At least two copies of a file<text:s/>on three different media, one of which is decentralized (M)<text:s/></text:p>
        </text:list-item>
      </text:list>
      <text:p text:style-name="P31"/>
      <text:list text:style-name="LFO11">
        <text:list-item text:start-value="6">
          <text:p text:style-name="P32">What is the difference between backup and archiving?</text:p>
        </text:list-item>
      </text:list>
      <text:list text:style-name="LFO13" text:continue-numbering="true">
        <text:list-item>
          <text:p text:style-name="P33">Backup is the storage of selected data for long-term storage, while archiving is the automatic backup of all data. (S)</text:p>
        </text:list-item>
        <text:list-item>
          <text:p text:style-name="P34">Backup<text:s/>involves making multiple copies of data, while archiving involves storing final versions only. (R)</text:p>
        </text:list-item>
        <text:list-item>
          <text:p text:style-name="P35">Backup is the protection against data theft, while archiving is the prevention of data misuse. (U)</text:p>
        </text:list-item>
        <text:list-item>
          <text:p text:style-name="P36"><text:span text:style-name="T37">Backup is the (semi)automatic backup of all data, while arch</text:span><text:span text:style-name="T38">iving is the backup of selected data for long-term storage.<text:s/></text:span><text:span text:style-name="T39">(A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unito Sans" svg:font-family="Nunito Sans" style:font-family-generic="system" style:font-pitch="variable" svg:panose-1="0 0 5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code-line" style:display-name="code-line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a-effect__circle" style:display-name="lia-effect__circle" style:family="text" style:parent-style-name="Absatz-Standardschriftart"/>
    <style:style style:name="lia-pagination__current" style:display-name="lia-pagination__current" style:family="text" style:parent-style-name="Absatz-Standardschriftart"/>
    <style:style style:name="font-400" style:display-name="font-400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7LVL1" style:family="text">
      <style:text-properties fo:language="de" fo:country="DE"/>
    </style:style>
    <style:style style:name="WW_CharLFO13LVL1" style:family="text">
      <style:text-properties style:font-name="Nunito Sans" style:font-name-asian="Times New Roman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Nunito Sans"/>
      </text:list-level-style-bullet>
      <text:list-level-style-bullet text:level="2" text:style-name="WW_CharLFO1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23:00Z</meta:creation-date>
    <dc:date>2023-06-27T10:29:00Z</dc:date>
    <meta:template xlink:href="Normal" xlink:type="simple"/>
    <meta:editing-cycles>3</meta:editing-cycles>
    <meta:editing-duration>PT0S</meta:editing-duration>
    <meta:document-statistic meta:page-count="2" meta:paragraph-count="4" meta:word-count="279" meta:character-count="2034" meta:row-count="14" meta:non-whitespace-character-count="1759"/>
  </office:meta>
</office:document-meta>
</file>